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Inconsolata" svg:font-family="Inconsolata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cc6d" officeooo:paragraph-rsid="000fcc6d"/>
    </style:style>
    <style:style style:name="P2" style:family="paragraph" style:parent-style-name="Standard">
      <style:text-properties officeooo:rsid="0010fb14" officeooo:paragraph-rsid="0010fb14"/>
    </style:style>
    <style:style style:name="P3" style:family="paragraph" style:parent-style-name="Standard">
      <style:text-properties fo:language="es" fo:country="ES" officeooo:rsid="00118a3c" officeooo:paragraph-rsid="00118a3c"/>
    </style:style>
    <style:style style:name="P4" style:family="paragraph" style:parent-style-name="Standard">
      <style:text-properties fo:language="es" fo:country="ES" officeooo:rsid="0013bc8e" officeooo:paragraph-rsid="0013bc8e"/>
    </style:style>
    <style:style style:name="P5" style:family="paragraph" style:parent-style-name="Standard">
      <style:text-properties fo:language="es" fo:country="ES" officeooo:rsid="00162497" officeooo:paragraph-rsid="00162497"/>
    </style:style>
    <style:style style:name="P6" style:family="paragraph" style:parent-style-name="Standard">
      <style:text-properties fo:language="es" fo:country="ES" officeooo:rsid="001cbf2e" officeooo:paragraph-rsid="001cbf2e"/>
    </style:style>
    <style:style style:name="P7" style:family="paragraph" style:parent-style-name="Standard">
      <style:text-properties fo:language="es" fo:country="ES" officeooo:rsid="001f39ba" officeooo:paragraph-rsid="001f39ba"/>
    </style:style>
    <style:style style:name="P8" style:family="paragraph" style:parent-style-name="Standard">
      <style:text-properties fo:language="es" fo:country="ES" officeooo:rsid="001f57be" officeooo:paragraph-rsid="001f57be"/>
    </style:style>
    <style:style style:name="P9" style:family="paragraph" style:parent-style-name="Standard">
      <style:text-properties fo:language="es" fo:country="ES" officeooo:rsid="0023371d" officeooo:paragraph-rsid="0023371d"/>
    </style:style>
    <style:style style:name="P10" style:family="paragraph" style:parent-style-name="Standard">
      <style:text-properties style:font-name="Inconsolata" fo:language="es" fo:country="ES" officeooo:rsid="0017a291" officeooo:paragraph-rsid="0017a291"/>
    </style:style>
    <style:style style:name="P11" style:family="paragraph" style:parent-style-name="Standard">
      <style:text-properties style:font-name="Inconsolata" fo:language="es" fo:country="ES" officeooo:rsid="0017a291" officeooo:paragraph-rsid="00188423"/>
    </style:style>
    <style:style style:name="P12" style:family="paragraph" style:parent-style-name="Standard">
      <style:text-properties style:font-name="Inconsolata" fo:language="es" fo:country="ES" officeooo:rsid="0017a291" officeooo:paragraph-rsid="002429a2"/>
    </style:style>
    <style:style style:name="P13" style:family="paragraph" style:parent-style-name="Standard">
      <style:text-properties style:font-name="Inconsolata" fo:language="es" fo:country="ES" officeooo:rsid="00182019" officeooo:paragraph-rsid="00182019"/>
    </style:style>
    <style:style style:name="P14" style:family="paragraph" style:parent-style-name="Standard">
      <style:text-properties style:font-name="Inconsolata" fo:language="es" fo:country="ES" officeooo:rsid="00182019" officeooo:paragraph-rsid="002429a2"/>
    </style:style>
    <style:style style:name="P15" style:family="paragraph" style:parent-style-name="Standard">
      <style:text-properties style:font-name="Inconsolata" fo:language="es" fo:country="ES" officeooo:rsid="0019f7fc" officeooo:paragraph-rsid="0019f7fc"/>
    </style:style>
    <style:style style:name="P16" style:family="paragraph" style:parent-style-name="Standard">
      <style:paragraph-properties fo:break-before="page"/>
      <style:text-properties fo:language="es" fo:country="ES" officeooo:rsid="0023371d" officeooo:paragraph-rsid="0023371d"/>
    </style:style>
    <style:style style:name="P17" style:family="paragraph" style:parent-style-name="Standard">
      <style:text-properties style:font-name="Inconsolata" fo:language="es" fo:country="ES" officeooo:rsid="00263346" officeooo:paragraph-rsid="00263346"/>
    </style:style>
    <style:style style:name="P18" style:family="paragraph" style:parent-style-name="Standard">
      <style:text-properties style:font-name="Inconsolata" fo:language="es" fo:country="ES" officeooo:rsid="00263346" officeooo:paragraph-rsid="002645c1"/>
    </style:style>
    <style:style style:name="P19" style:family="paragraph" style:parent-style-name="Standard">
      <style:text-properties style:font-name="Inconsolata" fo:language="es" fo:country="ES" officeooo:rsid="00263346" officeooo:paragraph-rsid="00272ac1"/>
    </style:style>
    <style:style style:name="P20" style:family="paragraph" style:parent-style-name="Standard">
      <style:text-properties style:font-name="Inconsolata" fo:language="es" fo:country="ES" officeooo:rsid="0017a291" officeooo:paragraph-rsid="002429a2"/>
    </style:style>
    <style:style style:name="P21" style:family="paragraph" style:parent-style-name="Standard">
      <style:text-properties style:font-name="Inconsolata" fo:language="es" fo:country="ES" officeooo:rsid="0017a291" officeooo:paragraph-rsid="00272ac1"/>
    </style:style>
    <style:style style:name="P22" style:family="paragraph" style:parent-style-name="Standard">
      <style:text-properties style:font-name="Inconsolata" fo:language="es" fo:country="ES" officeooo:rsid="00182019" officeooo:paragraph-rsid="00272ac1"/>
    </style:style>
    <style:style style:name="T1" style:family="text">
      <style:text-properties officeooo:rsid="00103358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118a3c"/>
    </style:style>
    <style:style style:name="T4" style:family="text">
      <style:text-properties officeooo:rsid="00134eb2"/>
    </style:style>
    <style:style style:name="T5" style:family="text">
      <style:text-properties officeooo:rsid="00151b0f"/>
    </style:style>
    <style:style style:name="T6" style:family="text">
      <style:text-properties officeooo:rsid="00182019"/>
    </style:style>
    <style:style style:name="T7" style:family="text">
      <style:text-properties officeooo:rsid="00188423"/>
    </style:style>
    <style:style style:name="T8" style:family="text">
      <style:text-properties officeooo:rsid="001b1a33"/>
    </style:style>
    <style:style style:name="T9" style:family="text">
      <style:text-properties officeooo:rsid="001cbf2e"/>
    </style:style>
    <style:style style:name="T10" style:family="text">
      <style:text-properties officeooo:rsid="001dc02b"/>
    </style:style>
    <style:style style:name="T11" style:family="text">
      <style:text-properties officeooo:rsid="0023a3ee"/>
    </style:style>
    <style:style style:name="T12" style:family="text">
      <style:text-properties officeooo:rsid="00263346"/>
    </style:style>
    <style:style style:name="T13" style:family="text">
      <style:text-properties officeooo:rsid="002645c1"/>
    </style:style>
    <style:style style:name="T14" style:family="text">
      <style:text-properties officeooo:rsid="00272a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paradores</text:p>
      <text:p text:style-name="P1"/>
      <text:p text:style-name="P1">Son acciones que se disparan al sucederse un evento.</text:p>
      <text:p text:style-name="P1"/>
      <text:p text:style-name="P1">Por ejemplo, si tenemos acciones de INSERT, UPDATE o DELETE <text:span text:style-name="T1">(*nunca* consultas de SELECT)</text:span>, podemos poner clausulas BEFORE o AFTER, lo que permitiran hacer una acción que programemos controlando ese instante.</text:p>
      <text:p text:style-name="P1"/>
      <text:p text:style-name="P2"><text:span text:style-name="T2">Crea</text:span><text:span text:style-name="T3">m</text:span><text:span text:style-name="T2">os</text:span> en congreso una tabla nueva (cambios).</text:p>
      <text:p text:style-name="P2"/>
      <text:p text:style-name="P3">Luego hay que agregar las claves.</text:p>
      <text:p text:style-name="P3">En este caso podemos darle a añadir clave de dos columnas y seleccionar fecha e idParticipante; la seleccionamos como PRIMARY.</text:p>
      <text:p text:style-name="P3">Hay que recordar que hay varios tipos de clave y que podemos generarla según la funcionalidad. </text:p>
      <text:p text:style-name="P3">Esto lo veremos un poco más adelante. <text:span text:style-name="T4">Pero la idea es que podemos poner un campo como indice (que no clave primaria) para agilizar consultas que buscan frecuentemente ese cambio.</text:span></text:p>
      <text:p text:style-name="P3"/>
      <text:p text:style-name="P4">Volviendo a nuestro ejemplo, queremos que en nuestra tabla de cambios se registren los cambios que hemos hecho en la tabla de participantes <text:span text:style-name="T5">( o que hayamos añadido o borrado registros).</text:span></text:p>
      <text:p text:style-name="P4"/>
      <text:p text:style-name="P5">Esto en cierto modo es una consulta de acción que puede realizarse mediante un trigger.</text:p>
      <text:p text:style-name="P5"/>
      <text:p text:style-name="P10">DROP TRIGGER IF EXISTS T1 #<text:span text:style-name="T6">Si existe un trigger llamado T1, lo borra</text:span></text:p>
      <text:p text:style-name="P10">// <text:span text:style-name="T7"># Empieza el triger</text:span></text:p>
      <text:p text:style-name="P13">CREATE TRIGGER T1 #Crea un trigger llamado T1</text:p>
      <text:p text:style-name="P13">BEFORE UPDATE ON participantes #Antes de que se update la tabla participantes</text:p>
      <text:p text:style-name="P13">FOR EACH ROW BEGIN # Empieza el bucle</text:p>
      <text:p text:style-name="P15">INSERT INTO cambios(<text:span text:style-name="T9">idParticipante, tipo, fecha</text:span>) <text:span text:style-name="T8">VALUES(old.idParticipante, “MODIFICACION”, now());</text:span></text:p>
      <text:p text:style-name="P13">END # Acaba el bucle</text:p>
      <text:p text:style-name="P11">// <text:span text:style-name="T7"># Acaba el triger</text:span></text:p>
      <text:p text:style-name="P6">Destacar el old.idParticipante (que también puede ser new.idParticipante), que aunque ahora da igual porque no vamos a cambiar ese campo en concreto, es significativo a veces para distinguir el valor antes o después del campo.</text:p>
      <text:p text:style-name="P6">También <text:span text:style-name="T10">es MUY importante poner en delimitador // quitando el ; marcado por defecto!!!</text:span></text:p>
      <text:p text:style-name="P7"/>
      <text:p text:style-name="P7"/>
      <text:p text:style-name="P7">NOTA: no se pueden poner disparadores anidados. Debe haber un sólo Trigger.</text:p>
      <text:p text:style-name="P7"/>
      <text:p text:style-name="P8">Vamos a cargarnos las cuotas de los participantes que hayamos metido al histórico.</text:p>
      <text:p text:style-name="P16">Hacer un disparador <text:span text:style-name="T11">que a conductores le sume uno en servicios cuando se cree un registro en reservas con ese conductor</text:span></text:p>
      <text:p text:style-name="P9"/>
      <text:p text:style-name="P12">DROP TRIGGER IF EXISTS T1</text:p>
      <text:p text:style-name="P12">//</text:p>
      <text:p text:style-name="P14">CREATE TRIGGER T1</text:p>
      <text:p text:style-name="P14">BEFORE <text:span text:style-name="T12">INSERT</text:span> ON <text:span text:style-name="T12">reservas</text:span></text:p>
      <text:p text:style-name="P14">FOR EACH ROW BEGIN</text:p>
      <text:p text:style-name="P17">UPDATE conductores SET servicios = servicios + 1</text:p>
      <text:p text:style-name="P18">WHERE id<text:span text:style-name="T13">Voluntarios</text:span> = <text:span text:style-name="T13">new </text:span>id<text:span text:style-name="T13">Voluntarios;</text:span></text:p>
      <text:p text:style-name="P14">END</text:p>
      <text:p text:style-name="P12">//</text:p>
      <text:p text:style-name="P12"/>
      <text:p text:style-name="P21">DROP TRIGGER IF EXISTS T<text:span text:style-name="T14">2</text:span></text:p>
      <text:p text:style-name="P21">//</text:p>
      <text:p text:style-name="P22">CREATE TRIGGER T<text:span text:style-name="T14">2</text:span></text:p>
      <text:p text:style-name="P22">BEFORE <text:span text:style-name="T14">DELETE</text:span> ON <text:span text:style-name="T12">reservas</text:span></text:p>
      <text:p text:style-name="P22">FOR EACH ROW BEGIN</text:p>
      <text:p text:style-name="P19">UPDATE conductores SET servicios = servicios <text:span text:style-name="T14">-</text:span> 1</text:p>
      <text:p text:style-name="P19">WHERE id<text:span text:style-name="T13">Voluntarios</text:span> = <text:span text:style-name="T14">old </text:span>id<text:span text:style-name="T13">Voluntarios;</text:span></text:p>
      <text:p text:style-name="P22">END</text:p>
      <text:p text:style-name="P21">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Inconsolata" svg:font-family="Inconsolata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0M53S</meta:editing-duration>
    <meta:editing-cycles>24</meta:editing-cycles>
    <meta:generator>LibreOffice/5.3.0.3$Windows_x86 LibreOffice_project/7074905676c47b82bbcfbea1aeefc84afe1c50e1</meta:generator>
    <dc:date>2017-03-03T13:51:27.135000000</dc:date>
    <meta:document-statistic meta:table-count="0" meta:image-count="0" meta:object-count="0" meta:page-count="2" meta:paragraph-count="41" meta:word-count="389" meta:character-count="2357" meta:non-whitespace-character-count="2008"/>
    <meta:user-defined meta:name="Info 1"/>
    <meta:user-defined meta:name="Info 2"/>
    <meta:user-defined meta:name="Info 3"/>
    <meta:user-defined meta:name="Info 4"/>
  </office:meta>
</office:document-meta>
</file>